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monospace" svg:font-family="monospac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 style:list-style-name="L2"/>
    <style:style style:name="P3" style:family="paragraph" style:parent-style-name="Preformatted_20_Text" style:list-style-name="L4"/>
    <style:style style:name="P4" style:family="paragraph" style:parent-style-name="Preformatted_20_Text" style:list-style-name="L5"/>
    <style:style style:name="P5" style:family="paragraph" style:parent-style-name="Preformatted_20_Text" style:list-style-name="L6"/>
    <style:style style:name="P6" style:family="paragraph" style:parent-style-name="Preformatted_20_Text" style:list-style-name="L7"/>
    <style:style style:name="P7" style:family="paragraph" style:parent-style-name="Preformatted_20_Text" style:list-style-name="L3">
      <style:text-properties officeooo:paragraph-rsid="001764f8"/>
    </style:style>
    <style:style style:name="P8" style:family="paragraph" style:parent-style-name="Standard" style:list-style-name="L6">
      <style:text-properties officeooo:paragraph-rsid="001764f8"/>
    </style:style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2"/>
    <style:style style:name="P11" style:family="paragraph" style:parent-style-name="Text_20_body" style:list-style-name="L3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12" style:family="paragraph" style:parent-style-name="Text_20_body" style:list-style-name="L3">
      <style:paragraph-properties fo:margin-top="0cm" fo:margin-bottom="0cm" style:contextual-spacing="false"/>
      <style:text-properties fo:font-weight="bold" officeooo:paragraph-rsid="001764f8" style:font-weight-asian="bold" style:font-weight-complex="bold"/>
    </style:style>
    <style:style style:name="P13" style:family="paragraph" style:parent-style-name="Text_20_body" style:list-style-name="L3">
      <style:paragraph-properties fo:margin-top="0cm" fo:margin-bottom="0cm" style:contextual-spacing="false"/>
      <style:text-properties fo:font-weight="bold" officeooo:rsid="001764f8" officeooo:paragraph-rsid="001764f8" style:font-weight-asian="bold" style:font-weight-complex="bold"/>
    </style:style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>
      <style:text-properties officeooo:paragraph-rsid="001764f8"/>
    </style:style>
    <style:style style:name="P17" style:family="paragraph" style:parent-style-name="Text_20_body" style:list-style-name="L7"/>
    <style:style style:name="P18" style:family="paragraph" style:parent-style-name="Text_20_body" style:list-style-name="L8">
      <style:paragraph-properties fo:margin-top="0cm" fo:margin-bottom="0cm" style:contextual-spacing="false"/>
    </style:style>
    <style:style style:name="P19" style:family="paragraph" style:parent-style-name="Text_20_body" style:list-style-name="L9">
      <style:text-properties officeooo:paragraph-rsid="001764f8"/>
    </style:style>
    <style:style style:name="P20" style:family="paragraph" style:parent-style-name="Text_20_body" style:list-style-name="L6">
      <style:text-properties officeooo:rsid="003d20dd" officeooo:paragraph-rsid="001764f8"/>
    </style:style>
    <style:style style:name="T1" style:family="text">
      <style:text-properties fo:color="#000000" loext:opacity="100%" style:font-name="monospace" fo:font-size="8pt" fo:background-color="#ffffff" loext:char-shading-value="0" style:font-size-asian="8pt" style:font-size-complex="8pt"/>
    </style:style>
    <style:style style:name="T2" style:family="text">
      <style:text-properties style:font-name="monospace"/>
    </style:style>
    <style:style style:name="T3" style:family="text">
      <style:text-properties style:font-name="monospace" fo:font-size="8pt" style:font-size-asian="8pt" style:font-size-complex="8pt"/>
    </style:style>
    <style:style style:name="T4" style:family="text">
      <style:text-properties style:font-name="DejaVu Sans Mono" fo:font-size="8pt" style:font-size-asian="8pt" style:font-size-complex="8pt"/>
    </style:style>
    <style:style style:name="T5" style:family="text">
      <style:text-properties style:font-name="DejaVu Sans Mono" fo:font-size="8pt" officeooo:rsid="003be8f0" style:font-size-asian="8pt" style:font-size-complex="8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quickstart-guide-for-file-processing-scripts"/>Quickstart Guide for File Processing Scripts<text:bookmark-end text:name="quickstart-guide-for-file-processing-scripts"/></text:h>
      <text:h text:style-name="Heading_20_2" text:outline-level="2"><text:bookmark-start text:name="prerequisites"/>Prerequisites<text:bookmark-end text:name="prerequisites"/></text:h>
      <text:list xml:id="list4219632269" text:style-name="L1">
        <text:list-item>
          <text:p text:style-name="P9">Ensure Perl is installed on your system.</text:p>
        </text:list-item>
      </text:list>
      <text:h text:style-name="Heading_20_2" text:outline-level="2"><text:bookmark-start text:name="installation-of-dependencies"/>Installation of Dependencies<text:bookmark-end text:name="installation-of-dependencies"/></text:h>
      <text:list xml:id="list3449917429" text:style-name="L2">
        <text:list-item>
          <text:p text:style-name="P10">If you encounter a missing module error for <text:span text:style-name="Source_5f_Text">List::MoreUtils</text:span>, install it using:</text:p>
          <text:p text:style-name="P2">cpanm List::MoreUtils</text:p>
        </text:list-item>
      </text:list>
      <text:h text:style-name="Heading_20_2" text:outline-level="2"><text:bookmark-start text:name="scripts-execution-order"/>Scripts Execution Order<text:bookmark-end text:name="scripts-execution-order"/></text:h>
      <text:list xml:id="list1096849635" text:style-name="L3">
        <text:list-item>
          <text:p text:style-name="P11">List All Files</text:p>
          <text:list text:style-name="L4">
            <text:list-item>
              <text:p text:style-name="P14">Navigate to the script directory:</text:p>
              <text:p text:style-name="P3">cd "/path/to/your/scripts/directory"</text:p>
            </text:list-item>
            <text:list-item>
              <text:p text:style-name="P14">Execute the listing script (adjust the directory as needed):</text:p>
              <text:p text:style-name="P3">perl list-all-files-v033.pl -d=/path/to/directory</text:p>
              <text:p text:style-name="P14">This will take approximately 13.5 hours for 1TB of data.</text:p>
            </text:list-item>
          </text:list>
        </text:list-item>
        <text:list-item>
          <text:p text:style-name="P11">Deduplication</text:p>
          <text:list text:style-name="L5">
            <text:list-item>
              <text:p text:style-name="P15">Run the deduplication script (input file should be the output from the previous script):</text:p>
              <text:p text:style-name="P4">perl dedup-V07.pl -i=input_file.tsv -o=output_prefix_</text:p>
              <text:p text:style-name="P15">This operation is quick, completing in about a second.</text:p>
            </text:list-item>
          </text:list>
        </text:list-item>
        <text:list-item>
          <text:p text:style-name="P11">Search for Dates</text:p>
        </text:list-item>
      </text:list>
      <text:list xml:id="list2054209195" text:style-name="L9">
        <text:list-item>
          <text:list>
            <text:list-item>
              <text:p text:style-name="P19">Use the date search script:</text:p>
            </text:list-item>
          </text:list>
        </text:list-item>
      </text:list>
      <text:list xml:id="list140226761415134" text:continue-list="list1096849635" text:style-name="L3">
        <text:list-item>
          <text:list>
            <text:list-header>
              <text:p text:style-name="P7">perl Search-for-Dates-R19.pl -i=deduplicated_input_file.tsv -o=output_prefix_ -x -l</text:p>
              <text:p text:style-name="P12">Duration varies based on data volume; expect around 2 minutes for 26,770 records.</text:p>
            </text:list-header>
          </text:list>
        </text:list-item>
        <text:list-item>
          <text:p text:style-name="P13">Compare and Share files with friends</text:p>
        </text:list-item>
        <text:list-item text:style-override="L6">
          <text:p text:style-name="P8"><text:span text:style-name="T4">perl compare-n-share-v018.pl -h <text:line-break/><text:line-break/>############ Search for dates ############# <text:line-break/>usage: compare-n-share-v0</text:span><text:span text:style-name="T5">18</text:span><text:span text:style-name="T4">.pl [options] <text:line-break/>               --list-of-friends-files|-f=list-of-friends-files.csv <text:line-break/>               --list-of-my-files|-m=list-of-my-files.csv <text:line-break/>               --friendsTarget|--ft=friendsTarget <text:line-break/>               --MyTarget|--mt=MyTarget <text:line-break/>               --copy|-c="arguments for linux cp (copy command) in quotes" <text:line-break/>               --replace|-r <text:line-break/>               --version|-v <text:line-break/>               --help|-h</text:span><text:span text:style-name="T2"><text:line-break/></text:span></text:p>
        </text:list-item>
        <text:list-item text:style-override="L6">
          <text:p text:style-name="P20">i.e. like this:</text:p>
          <text:list text:style-name="L6">
            <text:list-item>
              <text:p text:style-name="P16"><text:soft-page-break/><text:span text:style-name="T1">perl compare-n-share-v018.pl -f=200811-list-of-all-files-in-Lectures-v032.tsv -m=R19-200120-list-of-all-files-in-eBib-v032</text:span><text:span text:style-name="T3">.tsv -ft=/media/res/friend -mt=/media/res/mynew</text:span></text:p>
            </text:list-item>
          </text:list>
        </text:list-item>
      </text:list>
      <text:h text:style-name="Heading_20_2" text:outline-level="2"><text:bookmark-start text:name="additional-operations"/>Additional Operations<text:bookmark-end text:name="additional-operations"/></text:h>
      <text:list xml:id="list694848369" text:style-name="L7">
        <text:list-item>
          <text:p text:style-name="P17">To search for a specific date pattern within the output file:</text:p>
          <text:p text:style-name="P6">grep -i 'search-pattern' 'path/to/output/file' | tee ~/path/to/save/results.csv</text:p>
        </text:list-item>
        <text:list-item>
          <text:p text:style-name="P17">Convert the <text:span text:style-name="Source_5f_Text">grep</text:span> command into an executable script, set the permissions, and move it to a directory included in your <text:span text:style-name="Source_5f_Text">$PATH</text:span>.</text:p>
        </text:list-item>
      </text:list>
      <text:h text:style-name="Heading_20_2" text:outline-level="2"><text:bookmark-start text:name="notes"/>Notes<text:bookmark-end text:name="notes"/></text:h>
      <text:list xml:id="list3369956641" text:style-name="L8">
        <text:list-item>
          <text:p text:style-name="P18">Adjust the script names, paths, and search patterns according to your specific needs.</text:p>
        </text:list-item>
        <text:list-item>
          <text:p text:style-name="P18">Monitor the script execution as some operations may take several hours depending on the data siz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keyword/>
    <meta:initial-creator/>
    <dc:creator>Andreas Groß</dc:creator>
    <meta:creation-date>2023-11-08T17:07:07Z</meta:creation-date>
    <dc:date>2023-11-09T14:02:26.612254837</dc:date>
    <meta:editing-duration>PT4M21S</meta:editing-duration>
    <meta:editing-cycles>1</meta:editing-cycles>
    <meta:document-statistic meta:table-count="0" meta:image-count="0" meta:object-count="0" meta:page-count="2" meta:paragraph-count="33" meta:word-count="268" meta:character-count="2132" meta:non-whitespace-character-count="1798"/>
  </office:meta>
</office:document-meta>
</file>